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Footnote">
      <style:text-properties style:font-name="Liberation Sans" officeooo:rsid="043ccc66" officeooo:paragraph-rsid="0e849f1d"/>
    </style:style>
    <style:style style:name="P21" style:family="paragraph" style:parent-style-name="Footnote">
      <style:text-properties style:font-name="Liberation Sans" officeooo:paragraph-rsid="103d6e8d"/>
    </style:style>
    <style:style style:name="P22" style:family="paragraph" style:parent-style-name="Footnote">
      <style:text-properties style:font-name="Liberation Sans" officeooo:paragraph-rsid="10491e8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7" style:family="paragraph" style:parent-style-name="Standard">
      <style:text-properties officeooo:paragraph-rsid="10925ad5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55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style:font-size-asian="12pt" style:font-size-complex="12pt"/>
    </style:style>
    <style:style style:name="T18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8" style:family="text">
      <style:text-properties style:use-window-font-color="true" loext:opacity="0%" style:font-name="Liberation Sans" officeooo:rsid="047da547"/>
    </style:style>
    <style:style style:name="T2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2" style:family="text">
      <style:text-properties style:use-window-font-color="true" loext:opacity="0%" style:font-name="Liberation Sans" fo:font-size="12pt" style:font-size-asian="12pt" style:font-size-complex="12pt"/>
    </style:style>
    <style:style style:name="T243" style:family="text">
      <style:text-properties style:use-window-font-color="true" loext:opacity="0%" style:font-name="Liberation Sans" officeooo:rsid="0efd8e5c"/>
    </style:style>
    <style:style style:name="T24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officeooo:rsid="04473353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font-size="10pt" officeooo:rsid="04473353" style:font-size-asian="10pt" style:font-size-complex="10pt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9" style:family="text">
      <style:text-properties officeooo:rsid="0f0ca65a"/>
    </style:style>
    <style:style style:name="T260" style:family="text">
      <style:text-properties officeooo:rsid="0aace3cd"/>
    </style:style>
    <style:style style:name="T261" style:family="text">
      <style:text-properties officeooo:rsid="0f95a7a0"/>
    </style:style>
    <style:style style:name="T262" style:family="text">
      <style:text-properties officeooo:rsid="0f8f58bd"/>
    </style:style>
    <style:style style:name="T263" style:family="text">
      <style:text-properties style:font-name="Ubuntu1" fo:font-size="10pt" officeooo:rsid="04473353" style:font-size-asian="10pt" style:font-size-complex="10pt"/>
    </style:style>
    <style:style style:name="T264" style:family="text">
      <style:text-properties style:text-underline-style="none"/>
    </style:style>
    <style:style style:name="T265" style:family="text">
      <style:text-properties officeooo:rsid="108e61e7"/>
    </style:style>
    <style:style style:name="T266" style:family="text">
      <style:text-properties style:text-underline-style="solid" style:text-underline-width="auto" style:text-underline-color="font-color"/>
    </style:style>
    <style:style style:name="T267" style:family="text">
      <style:text-properties style:text-underline-style="solid" style:text-underline-width="auto" style:text-underline-color="font-color" officeooo:rsid="0feb9a57"/>
    </style:style>
    <style:style style:name="T268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T148">C</text:span><text:span text:style-name="T147">hecklist voor </text:span><text:span text:style-name="T149">de installatie</text:span><text:span text:style-name="T147"> van </text:span><text:span text:style-name="T147"><text:user-field-get text:name="Distro">Debian</text:user-field-get></text:span><text:span text:style-name="T150"><text:s/></text:span><text:span text:style-name="T150"><text:user-field-get text:name="Version">12</text:user-field-get></text:span><text:span text:style-name="T150"><text:s/></text:span><text:span text:style-name="T153">LTS</text:span><text:span text:style-name="T151"><text:note text:id="ftn1" text:note-class="footnote"><text:note-citation>1</text:note-citation><text:note-body><text:p text:style-name="P21"><text:span text:style-name="T185">LTS</text:span><text:span text:style-name="T191"> </text:span><text:span text:style-name="T192">staat voor</text:span><text:span text:style-name="T193"> </text:span><text:span text:style-name="T185">Long-Term Support, langetermijnondersteuning, </text:span><text:span text:style-name="T194">en </text:span><text:span text:style-name="T196">d</text:span><text:span text:style-name="T194">eze </text:span><text:span text:style-name="T200"><text:user-field-get text:name="Distro">Debian</text:user-field-get></text:span><text:span text:style-name="T201"><text:s/></text:span><text:span text:style-name="T201"><text:user-field-get text:name="Version">12</text:user-field-get></text:span><text:span text:style-name="T201"><text:s/></text:span><text:span text:style-name="T203">LTS</text:span><text:span text:style-name="Strong_20_Emphasis"><text:span text:style-name="T181"> </text:span></text:span><text:span text:style-name="T202"><text:user-field-get text:name="Edition">Server</text:user-field-get></text:span><text:span text:style-name="T207"><text:s/></text:span><text:span text:style-name="T197">(codenaam </text:span><text:span text:style-name="T199">bookworm</text:span><text:span text:style-name="T197">) </text:span><text:span text:style-name="T192">van</text:span><text:span text:style-name="T195"> </text:span><text:span text:style-name="T199">juni</text:span><text:span text:style-name="T188"> </text:span><text:span text:style-name="Strong_20_Emphasis"><text:span text:style-name="T110"><text:user-field-get text:name="Releaseyear">2023</text:user-field-get></text:span></text:span><text:span text:style-name="T188"><text:s/></text:span><text:span text:style-name="T185">wordt </text:span><text:span text:style-name="T189">vijf</text:span><text:span text:style-name="T185"> jaar onder</text:span><text:span text:style-name="T198">steund</text:span><text:span text:style-name="T190"> </text:span><text:span text:style-name="T185">tot </text:span><text:span text:style-name="T199">juni</text:span><text:span text:style-name="T186"> </text:span><text:span text:style-name="T185">202</text:span><text:span text:style-name="T199">8</text:span><text:span text:style-name="T187">.</text:span></text:p></text:note-body></text:note></text:span><text:span text:style-name="T152"> </text:span><text:span text:style-name="T152"><text:user-field-get text:name="Edition">Server</text:user-field-get></text:span><text:span text:style-name="T206">.</text:span></text:p>
      <text:p text:style-name="P35"/>
      <text:p text:style-name="P34"><text:span text:style-name="T14">Vul </text:span><text:span text:style-name="T15">achter</text:span><text:span text:style-name="T12"> de </text:span><text:span text:style-name="Definition"><text:span text:style-name="T259">ONDERSTREEPTE</text:span></text:span><text:span text:style-name="T1"> </text:span><text:span text:style-name="T13">woorden</text:span><text:span text:style-name="T12"> het</text:span><text:span text:style-name="Strong_20_Emphasis"><text:span text:style-name="T258"> </text:span></text:span><text:span text:style-name="Strong_20_Emphasis"><text:span text:style-name="T257">tekstvak</text:span></text:span><text:span text:style-name="T13"> </text:span><text:span text:style-name="T14">in,</text:span><text:span text:style-name="T13"> </text:span><text:span text:style-name="T208">zie </text:span><text:span text:style-name="T243">[</text:span><text:span text:style-name="T208">toelichting</text:span><text:span text:style-name="T243">]</text:span><text:span text:style-name="T13">:</text:span></text:p>
      <text:p text:style-name="P26"><text:span text:style-name="Definition"><text:span text:style-name="T17">GEBRUIKER</text:span></text:span><text:span text:style-name="T216"><text:tab/><text:tab/></text:span><text:span text:style-name="T242"> <text:tab/><text:tab/></text:span><text:span text:style-name="T217"><draw:control text:anchor-type="as-char" svg:y="-0.4cm" draw:z-index="16" draw:name="Gebruiker 3" draw:style-name="gr2" draw:text-style-name="P94" svg:width="6.4cm" svg:height="0.6cm" draw:control="control17"><svg:title>Gebruiker</svg:title><svg:desc>Volledige naam, bijv. Jan Stek</svg:desc></draw:control></text:span><text:span text:style-name="T217"><text:tab/> <text:s text:c="2"/></text:span><text:span text:style-name="T218">[</text:span><text:span text:style-name="T219">V</text:span><text:span text:style-name="T211">olledige naam, bijv. </text:span><text:span text:style-name="T213">J</text:span><text:span text:style-name="T240">a</text:span><text:span text:style-name="T213">n </text:span><text:span text:style-name="T240">Jansen</text:span><text:span text:style-name="T241">]</text:span></text:p>
      <text:p text:style-name="P84"><text:span text:style-name="Definition"><text:span text:style-name="T210">g</text:span></text:span><text:span text:style-name="Definition">ebruikersnaam</text:span><text:span text:style-name="Definition"><text:span text:style-name="T264"><text:tab/></text:span></text:span><text:span text:style-name="T209"><draw:control text:anchor-type="as-char" svg:y="-0.4cm" draw:z-index="17" draw:name="Gberuikersnaam 3" draw:style-name="gr2" draw:text-style-name="P94" svg:width="6.4cm" svg:height="0.6cm" draw:control="control18"><svg:title>Gebruikersnaam</svg:title><svg:desc>Korte naam, bijv. jan</svg:desc></draw:control></text:span><text:span text:style-name="T209"><text:tab/> <text:s text:c="2"/></text:span><text:span text:style-name="T5">[</text:span><text:span text:style-name="T6">K</text:span><text:span text:style-name="T4">orte naam, bijv. </text:span><text:span text:style-name="T170">j</text:span><text:span text:style-name="T171">a</text:span><text:span text:style-name="T170">n</text:span><text:span text:style-name="T172">]</text:span></text:p>
      <text:p text:style-name="P26"><text:span text:style-name="Definition"><text:span text:style-name="T265">server</text:span></text:span><text:span text:style-name="Definition">NAAM</text:span><text:span text:style-name="T220"><text:tab/><text:tab/><text:tab/></text:span><draw:control text:anchor-type="as-char" svg:y="-0.4cm" draw:z-index="18" draw:name="Computernaam 2" draw:style-name="gr2" draw:text-style-name="P94" svg:width="6.4cm" svg:height="0.6cm" draw:control="control19"><svg:title>Computernaam</svg:title><svg:desc>Unieke naam van de computer</svg:desc></draw:control><text:tab/> <text:s text:c="2"/><text:span text:style-name="T223">[</text:span><text:span text:style-name="T224">N</text:span><text:span text:style-name="T221">aam van de </text:span><text:span text:style-name="T227">serv</text:span><text:span text:style-name="T221">e</text:span><text:span text:style-name="T222">r, </text:span><text:span text:style-name="T225">bijv. </text:span><text:span text:style-name="T227">sv</text:span><text:span text:style-name="T226">02</text:span><text:span text:style-name="T223">]</text:span></text:p>
      <text:p text:style-name="P26"><text:span text:style-name="Definition"><text:span text:style-name="T229">GEBRUIKER</text:span></text:span><text:span text:style-name="Definition"><text:span text:style-name="T239"><text:tab/></text:span></text:span><text:span text:style-name="T228"><text:tab/></text:span><text:span text:style-name="T242"> <text:tab/><text:tab/></text:span><text:span text:style-name="T217"><draw:control text:anchor-type="as-char" svg:y="-0.4cm" draw:z-index="19" draw:name="Gebruiker 4" draw:style-name="gr2" draw:text-style-name="P94" svg:width="6.4cm" svg:height="0.6cm" draw:control="control20"><svg:title>Gebruiker</svg:title><svg:desc>Volledige naam, bijv. Jan Stek</svg:desc></draw:control></text:span><text:span text:style-name="T217"><text:tab/> <text:s text:c="2"/></text:span><text:span text:style-name="T218">[</text:span><text:span text:style-name="T219">V</text:span><text:span text:style-name="T211">olledige naam </text:span><text:span text:style-name="T214">evt. 2</text:span><text:span text:style-name="T244">e</text:span><text:span text:style-name="T212"> gebruiker</text:span><text:span text:style-name="T215">]</text:span></text:p>
      <text:p text:style-name="P84"><text:span text:style-name="Definition"><text:span text:style-name="T229">GEBRUIKERSN</text:span></text:span><text:span text:style-name="Definition"><text:span text:style-name="T230">aa</text:span></text:span><text:span text:style-name="Definition"><text:span text:style-name="T229">M</text:span></text:span><text:span text:style-name="Definition"><text:span text:style-name="T239"><text:tab/></text:span></text:span><text:span text:style-name="T209"><draw:control text:anchor-type="as-char" svg:y="-0.4cm" draw:z-index="20" draw:name="Gberuikersnaam 4" draw:style-name="gr2" draw:text-style-name="P94" svg:width="6.4cm" svg:height="0.6cm" draw:control="control21"><svg:title>Gebruikersnaam</svg:title><svg:desc>Korte naam, bijv. jan</svg:desc></draw:control></text:span><text:span text:style-name="T209"><text:tab/> <text:s text:c="2"/></text:span><text:span text:style-name="T232">[</text:span><text:span text:style-name="T233">K</text:span><text:span text:style-name="T231">orte naam</text:span><text:span text:style-name="T234"> </text:span><text:span text:style-name="T235">e</text:span><text:span text:style-name="T236">vt. 2</text:span><text:span text:style-name="T245">e</text:span><text:span text:style-name="T236"> </text:span><text:span text:style-name="T237">gebruiker</text:span><text:span text:style-name="T238">]</text:span></text:p>
      <text:p text:style-name="P25"><text:span text:style-name="T157">Vervang </text:span><text:span text:style-name="T160">de</text:span><text:span text:style-name="T157"> </text:span><text:span text:style-name="Definition"><text:span text:style-name="T18">ONDERSTREEPTE</text:span></text:span><text:span text:style-name="T157"> </text:span><text:span text:style-name="T158">woorden </text:span><text:span text:style-name="T157">in deze checklist door </text:span><text:span text:style-name="T160">d</text:span><text:span text:style-name="T162">i</text:span><text:span text:style-name="T160">e </text:span><text:span text:style-name="T161">in </text:span><text:span text:style-name="T162">het</text:span><text:span text:style-name="Strong_20_Emphasis"><text:span text:style-name="T43"> </text:span></text:span><text:span text:style-name="Strong_20_Emphasis"><text:span text:style-name="T56">tekstvak</text:span></text:span><text:span text:style-name="T157">.</text:span></text:p>
      <text:p text:style-name="P28"/>
      <text:p text:style-name="P28"/>
      <text:p text:style-name="P24"><text:span text:style-name="T168">Nieuwe installatie?</text:span><text:span text:style-name="T159"><text:tab/></text:span><text:span text:style-name="T164"></text:span><text:span text:style-name="T166"><text:tab/></text:span><text:span text:style-name="T165">B</text:span><text:span text:style-name="T159">egin bij hoofdstuk </text:span><text:span text:style-name="T168"><text:bookmark-ref text:reference-format="page" text:ref-name="__RefNumPara__4009_1271708128">2</text:bookmark-ref></text:span><text:span text:style-name="T168"><text:s text:c="2"/></text:span><text:span text:style-name="T169"><text:bookmark-ref text:reference-format="text" text:ref-name="__RefNumPara__4009_1271708128">Installatie uitvoeren</text:bookmark-ref></text:span><text:span text:style-name="T163">.</text:span></text:p>
      <text:p text:style-name="P23"><text:span text:style-name="Strong_20_Emphasis"><text:span text:style-name="T167"/></text:span></text:p>
      <text:p text:style-name="P23"><text:span text:style-name="Strong_20_Emphasis"><text:span text:style-name="T167"/></text:span></text:p>
      <text:list xml:id="list2158828248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1" draw:name="Vorm 2" draw:style-name="gr1" draw:text-style-name="P9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0"><text:note text:id="ftn2" text:note-class="footnote"><text:note-citation>2</text:note-citation><text:note-body><text:p text:style-name="P20"><text:span text:style-name="T134">E</text:span><text:span text:style-name="T135">v</text:span><text:span text:style-name="T136">en</text:span><text:span text:style-name="T138">t</text:span><text:span text:style-name="T139">uele </text:span><text:span text:style-name="T140">extra </text:span><text:span text:style-name="Definition"><text:span text:style-name="T248">gebruiker</text:span></text:span><text:span text:style-name="T140">s aanmelden </text:span><text:span text:style-name="T141">en dezelfde stappen uitvoeren</text:span><text:span text:style-name="T137">.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6" draw:name="Vorm4" draw:style-name="gr1" draw:text-style-name="P93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39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5"> </text:span></text:span><text:span text:style-name="Strong_20_Emphasis"><text:span text:style-name="T62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4">wget karelzimmer.nl/kz.sh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45">bash kz.sh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2" draw:name="Vorm 6" draw:style-name="gr1" draw:text-style-name="P9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2">Bereid de installatie voor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0">Selecteer</text:span></text:span><text:span text:style-name="Strong_20_Emphasis"><text:span text:style-name="T47"> </text:span></text:span><text:span text:style-name="Strong_20_Emphasis"><text:span text:style-name="T81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2"/>
      <text:list xml:id="list162750878402647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4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82">Start de computer op vanaf</text:span><text:span text:style-name="T182"><text:note text:id="ftn4" text:note-class="footnote"><text:note-citation>1</text:note-citation><text:note-body><text:p text:style-name="P83"><text:span text:style-name="T126">B</text:span><text:span text:style-name="T127">ootmenu/</text:span><text:span text:style-name="T126">S</text:span><text:span text:style-name="T127">etup</text:span><text:span text:style-name="T125"> via </text:span><text:span text:style-name="T123">é</text:span><text:span text:style-name="T124">é</text:span><text:span text:style-name="T126">n van de </text:span><text:span text:style-name="Definition"><text:span text:style-name="T128">Veelgebruikte toetsen:</text:span></text:span><text:span text:style-name="Definition"><text:span text:style-name="T129"> </text:span></text:span><text:span text:style-name="User_20_Entry"><text:span text:style-name="T146">Esc</text:span></text:span><text:span text:style-name="User_20_Entry"><text:span text:style-name="T132">,</text:span></text:span><text:span text:style-name="Definition"><text:span text:style-name="T129"> </text:span></text:span><text:span text:style-name="User_20_Entry"><text:span text:style-name="T146">Delete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1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2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9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10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11</text:span></text:span><text:span text:style-name="User_20_Entry"><text:span text:style-name="T133">,</text:span></text:span><text:span text:style-name="Definition"><text:span text:style-name="T129"> </text:span></text:span><text:span text:style-name="Definition"><text:span text:style-name="T130">o</text:span></text:span><text:span text:style-name="Definition"><text:span text:style-name="T131">f</text:span></text:span><text:span text:style-name="Definition"><text:span text:style-name="T129"> </text:span></text:span><text:span text:style-name="User_20_Entry"><text:span text:style-name="T146">F12</text:span></text:span><text:span text:style-name="User_20_Entry"><text:span text:style-name="T133">.</text:span></text:span></text:p></text:note-body></text:note></text:span><text:span text:style-name="T182"> </text:span><text:span text:style-name="T183">een </text:span><text:span text:style-name="T175"><text:user-field-get text:name="Distro">Debian</text:user-field-get></text:span><text:span text:style-name="T176"><text:s/></text:span><text:span text:style-name="T176"><text:user-field-get text:name="Version">12</text:user-field-get></text:span><text:span text:style-name="T176"><text:s/></text:span><text:span text:style-name="T179">LTS</text:span><text:span text:style-name="Strong_20_Emphasis"><text:span text:style-name="T174"> </text:span></text:span><text:span text:style-name="Strong_20_Emphasis"><text:span text:style-name="T177"><text:user-field-get text:name="Edition">Server</text:user-field-get></text:span></text:span><text:span text:style-name="Strong_20_Emphasis"><text:span text:style-name="T177"><text:s/></text:span></text:span><text:span text:style-name="Strong_20_Emphasis"><text:span text:style-name="T178">Live</text:span></text:span><text:span text:style-name="T90"><text:note text:id="ftn5" text:note-class="footnote"><text:note-citation>2</text:note-citation><text:note-body><text:p text:style-name="P22"><text:span text:style-name="T246">Vanaf een </text:span><text:span text:style-name="T261">L</text:span><text:span text:style-name="T246">ive </text:span><text:span text:style-name="T262">USB</text:span><text:span text:style-name="T260">-stick</text:span><text:span text:style-name="T263"> </text:span><text:span text:style-name="T246">kunt u opstarten en </text:span><text:span text:style-name="T249">met </text:span><text:span text:style-name="Strong_20_Emphasis"><text:span text:style-name="T184"><text:user-field-get text:name="Distro">Debian</text:user-field-get></text:span></text:span><text:span text:style-name="Strong_20_Emphasis"><text:span text:style-name="T184"><text:s/></text:span></text:span><text:span text:style-name="T246">werken zonder enige bestanden op de harde schijf te wijzigen en maakt ook installatie van </text:span><text:span text:style-name="Strong_20_Emphasis"><text:span text:style-name="T184"><text:user-field-get text:name="Distro">Debian</text:user-field-get></text:span></text:span><text:span text:style-name="Strong_20_Emphasis"><text:span text:style-name="T184"><text:s/></text:span></text:span><text:span text:style-name="T246">mogelijk.</text:span></text:p></text:note-body></text:note></text:span><text:span text:style-name="T89"> </text:span><text:span text:style-name="T93">USB</text:span><text:span text:style-name="T91">-stick</text:span><text:span text:style-name="T91"><text:note text:id="ftn6" text:note-class="footnote"><text:note-citation>3</text:note-citation><text:note-body><text:p text:style-name="P82"><text:span text:style-name="Strong_20_Emphasis"><text:span text:style-name="T111">Maak een opstartbare USB-stick</text:span></text:span><text:span text:style-name="Strong_20_Emphasis"><text:span text:style-name="T106">:<text:line-break/></text:span></text:span><text:span text:style-name="Strong_20_Emphasis"><text:span text:style-name="T103">D</text:span></text:span><text:span text:style-name="Strong_20_Emphasis"><text:span text:style-name="T96">ow</text:span></text:span><text:span text:style-name="Strong_20_Emphasis"><text:span text:style-name="T97">nload </text:span></text:span><text:span text:style-name="Strong_20_Emphasis"><text:span text:style-name="T94">e</text:span></text:span><text:span text:style-name="Strong_20_Emphasis"><text:span text:style-name="T98">e</text:span></text:span><text:span text:style-name="Strong_20_Emphasis"><text:span text:style-name="T99">n</text:span></text:span><text:span text:style-name="Strong_20_Emphasis"><text:span text:style-name="T122"> </text:span></text:span><text:span text:style-name="Strong_20_Emphasis"><text:span text:style-name="T143">CD</text:span></text:span><text:span text:style-name="Strong_20_Emphasis"><text:span text:style-name="T142">-beeldbestand</text:span></text:span><text:span text:style-name="Strong_20_Emphasis"><text:span text:style-name="T97"> </text:span></text:span><text:span text:style-name="Strong_20_Emphasis"><text:span text:style-name="T104">(.iso) </text:span></text:span><text:span text:style-name="Strong_20_Emphasis"><text:span text:style-name="T100">v</text:span></text:span><text:span text:style-name="Strong_20_Emphasis"><text:span text:style-name="T101">anaf</text:span></text:span><text:span text:style-name="Strong_20_Emphasis"><text:span text:style-name="T102"> </text:span></text:span><text:a xlink:type="simple" xlink:href="https://www.debian.org/" text:style-name="Internet_20_link" text:visited-style-name="Visited_20_Internet_20_Link"><text:span text:style-name="Strong_20_Emphasis"><text:span text:style-name="T250">debian.org</text:span></text:span></text:a><text:span text:style-name="Strong_20_Emphasis"><text:span text:style-name="T102">, </text:span></text:span><text:span text:style-name="Strong_20_Emphasis"><text:span text:style-name="T105">klik </text:span></text:span><text:span text:style-name="Strong_20_Emphasis"><text:span text:style-name="T108">achtereenvolgens op </text:span></text:span><text:span text:style-name="Strong_20_Emphasis"><text:span text:style-name="T114">Other downloads</text:span></text:span><text:span text:style-name="Strong_20_Emphasis"><text:span text:style-name="T108"> (onder Download) &gt; </text:span></text:span><text:span text:style-name="Strong_20_Emphasis"><text:span text:style-name="T114">Other live ISO</text:span></text:span><text:span text:style-name="Strong_20_Emphasis"><text:span text:style-name="T108"> (onder Try </text:span></text:span><text:span text:style-name="Strong_20_Emphasis"><text:span text:style-name="T108"><text:user-field-get text:name="Distro">Debian</text:user-field-get></text:span></text:span><text:span text:style-name="Strong_20_Emphasis"><text:span text:style-name="T108"><text:s/></text:span></text:span><text:span text:style-name="Strong_20_Emphasis"><text:span text:style-name="T109">live before installing) &gt; <text:line-break/></text:span></text:span><text:span text:style-name="Strong_20_Emphasis"><text:span text:style-name="T113">debian-live-</text:span></text:span><text:span text:style-name="Strong_20_Emphasis"><text:span text:style-name="T113"><text:user-field-get text:name="Version">12</text:user-field-get></text:span></text:span><text:span text:style-name="Strong_20_Emphasis"><text:span text:style-name="T113">...-amd64-standard.iso</text:span></text:span><text:span text:style-name="Strong_20_Emphasis"><text:span text:style-name="T109">.</text:span></text:span><text:span text:style-name="Strong_20_Emphasis"><text:span text:style-name="T97"><text:line-break/></text:span></text:span><text:span text:style-name="Strong_20_Emphasis"><text:span text:style-name="T107">De volgende stappen staan beschreven in </text:span></text:span><text:span text:style-name="Strong_20_Emphasis"><text:span text:style-name="T112">Linux informatie</text:span></text:span><text:span text:style-name="Strong_20_Emphasis"><text:span text:style-name="T107">, te vinden op </text:span>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Strong_20_Emphasis"><text:span text:style-name="T107">, onder </text:span></text:span><text:span text:style-name="Strong_20_Emphasis"><text:span text:style-name="T112">Linux</text:span></text:span><text:span text:style-name="Strong_20_Emphasis"><text:span text:style-name="T107">.</text:span></text:span></text:p></text:note-body></text:note>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9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0">Selecteer</text:span></text:span><text:span text:style-name="Strong_20_Emphasis"><text:span text:style-name="T69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0" draw:name="Vorm13_ 1" draw:style-name="gr1" draw:text-style-name="P93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1">Bi</text:span></text:span><text:span text:style-name="Strong_20_Emphasis"><text:span text:style-name="T38">j</text:span></text:span><text:span text:style-name="Strong_20_Emphasis"><text:span text:style-name="T31"> </text:span></text:span><text:span text:style-name="Strong_20_Emphasis"><text:span text:style-name="T76">Select a language</text:span></text:span><text:span text:style-name="Strong_20_Emphasis"><text:span text:style-name="T3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38">K</text:span></text:span><text:span text:style-name="Strong_20_Emphasis"><text:span text:style-name="T31">ies </text:span></text:span><text:span text:style-name="Strong_20_Emphasis"><text:span text:style-name="T79">Dutch - </text:span></text:span><text:span text:style-name="Strong_20_Emphasis"><text:span text:style-name="T80">Nederlands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4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66">B</text:span></text:span><text:span text:style-name="Strong_20_Emphasis"><text:span text:style-name="T70">ij</text:span></text:span><text:span text:style-name="Strong_20_Emphasis"><text:span text:style-name="T66"> </text:span></text:span><text:span text:style-name="Strong_20_Emphasis"><text:span text:style-name="T72">Het netwerk configurere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7">C</text:span></text:span><text:span text:style-name="Strong_20_Emphasis"><text:span text:style-name="T74">omputer</text:span></text:span><text:span text:style-name="Strong_20_Emphasis"><text:span text:style-name="T77">naam</text:span></text:span><text:span text:style-name="Strong_20_Emphasis"><text:span text:style-name="T34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5" draw:name="Vorm 1" draw:style-name="gr1" draw:text-style-name="P93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0">Bij</text:span></text:span> <text:span text:style-name="T247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204">Stel geen </text:span><text:span text:style-name="T205">Root</text:span><text:span text:style-name="T204">-wachtwoord in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3">Wat is </text:span></text:span><text:span text:style-name="Strong_20_Emphasis"><text:span text:style-name="T77">de volledige </text:span></text:span><text:span text:style-name="Strong_20_Emphasis"><text:span text:style-name="T73">naam </text:span></text:span><text:span text:style-name="Strong_20_Emphasis"><text:span text:style-name="T77">van de nieuwe gebruiker</text:span></text:span><text:span text:style-name="Strong_20_Emphasis"><text:span text:style-name="T73">?</text:span></text:span><text:span text:style-name="Strong_20_Emphasis"><text:span text:style-name="T32"> </text:span></text:span><text:span text:style-name="Definition"><text:span text:style-name="T7">gebruik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3">W</text:span></text:span><text:span text:style-name="Strong_20_Emphasis"><text:span text:style-name="T78">at is de gebruikersnaam voor uw </text:span></text:span><text:span text:style-name="Strong_20_Emphasis"><text:span text:style-name="T73"><text:s/></text:span></text:span><text:span text:style-name="Strong_20_Emphasis"><text:span text:style-name="T78">account</text:span></text:span><text:span text:style-name="Strong_20_Emphasis"><text:span text:style-name="T73">?</text:span></text:span><text:span text:style-name="Strong_20_Emphasis"><text:span text:style-name="T33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7">Geef</text:span></text:span><text:span text:style-name="Strong_20_Emphasis"><text:span text:style-name="T32"> </text:span></text:span><text:span text:style-name="Strong_20_Emphasis"><text:span text:style-name="T35">tweemaal </text:span></text:span><text:span text:style-name="Strong_20_Emphasis"><text:span text:style-name="T37">een </text:span></text:span><text:span text:style-name="Strong_20_Emphasis"><text:span text:style-name="T75">wachtwoord</text:span></text:span><text:span text:style-name="Strong_20_Emphasis"><text:span text:style-name="T63">.</text:span></text:span></text:p>
          </table:table-cell>
        </table:table-row>
      </table:table>
      <text:p text:style-name="P40"><text:span text:style-name="Strong_20_Emphasis"><text:span text:style-name="T71"/></text:span></text:p>
      <text:list xml:id="list162751082917934" text:continue-numbering="true" text:style-name="L1">
        <text:list-item>
          <text:p text:style-name="P92"><text:span text:style-name="Strong_20_Emphasis"><text:span text:style-name="T83">Installatie </text:span></text:span><text:span text:style-name="Strong_20_Emphasis"><text:span text:style-name="T84">afronden</text:span></text:span></text:p>
        </text:list-item>
      </text:list>
      <text:p text:style-name="P41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4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65"><draw:control text:anchor-type="as-char" draw:z-index="21" draw:name="Vorm4_ 1" draw:style-name="gr1" draw:text-style-name="P93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8">Voeg eventuele extra </text:span></text:span><text:span text:style-name="Strong_20_Emphasis"><text:span text:style-name="T30">gebruiker</text:span></text:span><text:span text:style-name="Strong_20_Emphasis"><text:span text:style-name="T28">s toe 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useradd --create-home -- comm<text:span text:style-name="T268">e</text:span>n<text:span text:style-name="T268">t</text:span> <text:span text:style-name="T154">'</text:span><text:span text:style-name="T155">gebruiker</text:span><text:span text:style-name="T154">' [--groups adm,sudo] </text:span><text:span text:style-name="T155">gebruiker</text:span><text:span text:style-name="T156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passwd <text:span text:style-name="T266">gebruiker</text:span><text:span text:style-name="T267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4"><draw:control text:anchor-type="as-char" draw:z-index="7" draw:name="Vorm4_1" draw:style-name="gr1" draw:text-style-name="P93" svg:width="0.35cm" svg:height="0.35cm" draw:control="control8"/></text:span></text:span></text:p>
          </table:table-cell>
          <table:table-cell table:style-name="_33_._5f_Installatie_5f_afronden.C7" office:value-type="string">
            <text:p text:style-name="P87"><text:span text:style-name="Strong_20_Emphasis"><text:span text:style-name="T39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5"> </text:span></text:span><text:span text:style-name="Strong_20_Emphasis"><text:span text:style-name="T62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9"/></text:span></text:p>
          </table:table-cell>
          <table:table-cell table:style-name="_33_._5f_Installatie_5f_afronden.C8" office:value-type="string">
            <text:p text:style-name="P80"><text:span text:style-name="User_20_Entry"><text:span text:style-name="T144">wget karelzimmer.nl/kz.sh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8" office:value-type="string">
            <text:p text:style-name="P81"><text:span text:style-name="User_20_Entry"><text:span text:style-name="T145">bash kz.sh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46"><text:span text:style-name="Strong_20_Emphasis"><text:span text:style-name="T45">V</text:span>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4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44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3" office:value-type="string">
            <text:p text:style-name="P75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9"/></text:span></text:p>
          </table:table-cell>
          <table:table-cell table:style-name="_33_._5f_Installatie_5f_afronden.C14" office:value-type="string">
            <text:p text:style-name="P78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82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5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1"><text:span text:style-name="Strong_20_Emphasis"><text:span text:style-name="T36"><text:tab/></text:span></text:span></text:p>
      <text:p text:style-name="P42"><text:span text:style-name="Strong_20_Emphasis"><text:span text:style-name="T47"><text:tab/></text:span></text:span></text:p>
      <text:list xml:id="list162751712906572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4"><draw:control text:anchor-type="as-char" draw:z-index="8" draw:name="Vorm36_0" draw:style-name="gr1" draw:text-style-name="P93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4"><draw:control text:anchor-type="as-char" draw:z-index="13" draw:name="Vorm36_ 1" draw:style-name="gr1" draw:text-style-name="P93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40"><text:note text:id="ftn8" text:note-class="footnote"><text:note-citation>1</text:note-citation><text:note-body><text:p text:style-name="P51"><text:span text:style-name="User_20_Entry"><text:span text:style-name="T95">E</text:span></text:span><text:span text:style-name="User_20_Entry"><text:span text:style-name="T115">v</text:span></text:span><text:span text:style-name="User_20_Entry"><text:span text:style-name="T116">en</text:span></text:span><text:span text:style-name="User_20_Entry"><text:span text:style-name="T118">t</text:span></text:span><text:span text:style-name="User_20_Entry"><text:span text:style-name="T119">uele </text:span></text:span><text:span text:style-name="User_20_Entry"><text:span text:style-name="T120">extra </text:span></text:span><text:span text:style-name="Definition"><text:span text:style-name="T248">gebruiker</text:span></text:span><text:span text:style-name="User_20_Entry"><text:span text:style-name="T120">s aanmelden </text:span></text:span><text:span text:style-name="User_20_Entry"><text:span text:style-name="T121">en dezelfde stappen uitvoeren</text:span></text:span><text:span text:style-name="User_20_Entry"><text:span text:style-name="T117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4"><draw:control text:anchor-type="as-char" draw:z-index="9" draw:name="Vorm36_2" draw:style-name="gr1" draw:text-style-name="P93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4"><draw:control text:anchor-type="as-char" draw:z-index="14" draw:name="Vorm36_ 2" draw:style-name="gr1" draw:text-style-name="P93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1">R</text:span></text:span><text:span text:style-name="Strong_20_Emphasis"><text:span text:style-name="T52">icht </text:span></text:span><text:span text:style-name="Strong_20_Emphasis"><text:span text:style-name="T53">de </text:span></text:span><text:span text:style-name="Strong_20_Emphasis"><text:span text:style-name="T57">gebruiker</text:span></text:span><text:span text:style-name="Strong_20_Emphasis"><text:span text:style-name="T52"> </text:span></text:span><text:span text:style-name="Strong_20_Emphasis"><text:span text:style-name="T54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82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85">E</text:span><text:span text:style-name="T86">inde c</text:span><text:span text:style-name="T87">hecklist, </text:span><text:span text:style-name="T88">d</text:span><text:span text:style-name="T87">e</text:span><text:span text:style-name="T173"> installatie van </text:span><text:span text:style-name="T173"><text:user-field-get text:name="Distro">Debian</text:user-field-get></text:span><text:span text:style-name="T176"><text:s/></text:span><text:span text:style-name="T176"><text:user-field-get text:name="Version">12</text:user-field-get></text:span><text:span text:style-name="T176"><text:s/></text:span><text:span text:style-name="T180">LTS</text:span><text:span text:style-name="Strong_20_Emphasis"><text:span text:style-name="T174"> </text:span></text:span><text:span text:style-name="Strong_20_Emphasis"><text:span text:style-name="T177"><text:user-field-get text:name="Edition">Server</text:user-field-get></text:span></text:span><text:span text:style-name="Strong_20_Emphasis"><text:span text:style-name="T177"><text:s/></text:span></text:span><text:span text:style-name="T173">is voltooid.</text:span></text:p>
      <text:p text:style-name="P33"/>
      <text:p text:style-name="P27"><text:span text:style-name="Emphasis"><text:span text:style-name="T25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3">Karel Zimmer</text:span></text:span></text:a><text:span text:style-name="Emphasis"><text:span text:style-name="T25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55">CC0 1.0 Universeel</text:span></text:span></text:a><text:span text:style-name="Emphasis"><text:span text:style-name="T252">,</text:span></text:span><text:span text:style-name="Emphasis"><text:span text:style-name="T254"> </text:span></text:span><text:span text:style-name="Strong_20_Emphasis"><text:span text:style-name="T47"><text:user-field-get text:name="Releaseyear">2023</text:user-field-get></text:span></text:span><text:span text:style-name="Strong_20_Emphasis"><text:span text:style-name="T47">-</text:span></text:span><text:span text:style-name="Strong_20_Emphasis"><text:span text:style-name="T47"><text:date style:data-style-name="N10107" text:date-value="2024-02-28T16:27:49.748488627">2024</text:date></text:span></text:span><text:span text:style-name="Emphasis"><text:span text:style-name="T25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2-28T16:27:49.529862399">28-02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8T16:27:49.369101972</dc:date>
    <meta:keyword>Installatie</meta:keyword>
    <meta:keyword>Checklist</meta:keyword>
    <meta:keyword>Linux</meta:keyword>
    <meta:editing-cycles>6956</meta:editing-cycles>
    <meta:editing-duration>P12DT8H39M32S</meta:editing-duration>
    <meta:print-date>2021-03-23T20:07:57.967210640</meta:print-date>
    <dc:creator>Karel Zimmer</dc:creator>
    <meta:document-statistic meta:table-count="4" meta:image-count="0" meta:object-count="0" meta:page-count="4" meta:paragraph-count="84" meta:word-count="460" meta:character-count="3239" meta:non-whitespace-character-count="2806"/>
    <meta:user-defined meta:name="Info 1"/>
    <meta:user-defined meta:name="Info 2"/>
    <meta:user-defined meta:name="Info 3"/>
    <meta:user-defined meta:name="Info 4"/>
  </office:meta>
</office:document-meta>
</file>